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3800000300D22C8B9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leway" svg:font-family="Raleway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FreeSans" svg:font-family="FreeSans" style:font-adornments="Mittel" style:font-family-generic="swiss" style:font-pitch="variable"/>
    <style:font-face style:name="Open Sans" svg:font-family="'Open Sans'" style:font-adornments="Regular" style:font-family-generic="swiss" style:font-pitch="variable"/>
    <style:font-face style:name="Source Han Sans Heavy" svg:font-family="'Source Han Sans Heavy'" style:font-adornments="Heavy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Source Sans Pro Black" svg:font-family="'Source Sans Pro Black'" style:font-adornments="Black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Hexagons-subtitle">
      <style:graphic-properties draw:fill-color="#ffffff" draw:auto-grow-height="true" fo:min-height="16.255cm"/>
    </style:style>
    <style:style style:name="pr2" style:family="presentation" style:parent-style-name="Hexagons-notes">
      <style:graphic-properties draw:fill-color="#ffffff" draw:auto-grow-height="true" fo:min-height="13.364cm"/>
    </style:style>
    <style:style style:name="pr3" style:family="presentation" style:parent-style-name="Hexagons-title">
      <style:graphic-properties fo:min-height="3.506cm"/>
    </style:style>
    <style:style style:name="pr4" style:family="presentation" style:parent-style-name="Hexagons-subtitle">
      <style:graphic-properties draw:fill-color="#ffffff" fo:min-height="12.179cm"/>
    </style:style>
    <style:style style:name="pr5" style:family="presentation" style:parent-style-name="Hexagons-outline1">
      <style:graphic-properties fo:min-height="11.929cm"/>
    </style:style>
    <style:style style:name="pr6" style:family="presentation" style:parent-style-name="Hexagons-title">
      <style:graphic-properties draw:auto-grow-height="true" fo:min-height="3.239cm"/>
    </style:style>
    <style:style style:name="pr7" style:family="presentation" style:parent-style-name="Hexagons-notes">
      <style:graphic-properties draw:fill-color="#ffffff" fo:min-height="13.38cm"/>
    </style:style>
    <style:style style:name="pr8" style:family="presentation" style:parent-style-name="Hexagons-notes">
      <style:graphic-properties draw:fill-color="#ffffff" fo:min-height="12.572cm"/>
    </style:style>
    <style:style style:name="pr9" style:family="presentation" style:parent-style-name="Hexagons-outline1">
      <style:graphic-properties fo:min-height="11.93cm"/>
    </style:style>
    <style:style style:name="P1" style:family="paragraph">
      <style:text-properties fo:color="#ffffff"/>
    </style:style>
    <style:style style:name="P2" style:family="paragraph">
      <style:text-properties fo:color="#ffffff" fo:font-size="40pt" style:font-size-asian="40pt" style:font-size-complex="40pt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color="#ffffff" fo:font-size="32pt" style:font-size-asian="32pt" style:font-size-complex="32pt"/>
    </style:style>
    <style:style style:name="T3" style:family="text">
      <style:text-properties fo:color="#ffffff"/>
    </style:style>
    <style:style style:name="T4" style:family="text">
      <style:text-properties fo:color="#cfe7f5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ffff" fo:font-size="3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3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3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3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3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3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3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3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3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3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xagons" presentation:presentation-page-layout-name="AL1T32">
        <draw:frame presentation:style-name="pr1" draw:text-style-name="P2" draw:layer="layout" svg:width="25.199cm" svg:height="16.255cm" svg:x="1.4cm" svg:y="0.836cm" presentation:class="subtitle">
          <draw:text-box>
            <text:p text:style-name="P1"><text:span text:style-name="T1">OpenVPN Workshop</text:span></text:p>
            <text:p text:style-name="P1"><text:span text:style-name="T2">by Oflame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Hexagons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p>What is OpenVPN?</text:p>
          </draw:text-box>
        </draw:frame>
        <draw:frame presentation:style-name="pr4" draw:text-style-name="P1" draw:layer="layout" svg:width="25.199cm" svg:height="12.179cm" svg:x="1.4cm" svg:y="4.914cm" presentation:class="subtitle" presentation:user-transformed="true">
          <draw:text-box>
            <text:p text:style-name="P1"><text:span text:style-name="T3">“</text:span><text:span text:style-name="T3">openvpn - secure IP tunnel daemon.”</text:span></text:p>
            <text:p text:style-name="P1"><text:span text:style-name="T3">man 8 openvp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>
            <draw:text-box>
              <text:p><text:a xlink:href="https://linux.die.net/man/8/openvpn" xlink:type="simple">https://linux.die.net/man/8/openvpn</text:a></text:p>
              <text:p/>
            </draw:text-box>
          </draw:frame>
        </presentation:notes>
      </draw:page>
      <draw:page draw:name="page3" draw:style-name="dp1" draw:master-page-name="Hexagons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What does secure mean?</text:p>
          </draw:text-box>
        </draw:frame>
        <draw:frame presentation:style-name="pr5" draw:layer="layout" svg:width="30.271cm" svg:height="11.252cm" svg:x="1.72cm" svg:y="4.539cm" presentation:class="outline">
          <draw:text-box>
            <text:list text:style-name="L3">
              <text:list-item>
                <text:p>Can't be intercepted</text:p>
              </text:list-item>
              <text:list-item>
                <text:p>Can be trusted</text:p>
              </text:list-item>
              <text:list-item>
                <text:p>PKI : Public Key Infrastructure</text:p>
              </text:list-item>
              <text:list-item>
                <text:p>Passport for packets</text:p>
              </text:list-item>
              <text:list-item>
                <text:p>X.509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Hexagons" presentation:presentation-page-layout-name="AL3T1">
        <draw:frame presentation:style-name="pr6" draw:layer="layout" svg:width="30.959cm" svg:height="3.239cm" svg:x="-1.241cm" svg:y="0.825cm" presentation:class="title" presentation:user-transformed="true">
          <draw:text-box>
            <text:p>What does IP mean?</text:p>
          </draw:text-box>
        </draw:frame>
        <draw:frame presentation:style-name="pr5" draw:layer="layout" svg:width="30.271cm" svg:height="11.252cm" svg:x="1.72cm" svg:y="4.539cm" presentation:class="outline">
          <draw:text-box>
            <text:list text:style-name="L3">
              <text:list-item>
                <text:p>Internet protocol</text:p>
              </text:list-item>
              <text:list-item>
                <text:p>How computers talk to each other throughout the <text:s/>world</text:p>
              </text:list-item>
              <text:list-item>
                <text:p>Packet switched network</text:p>
              </text:list-item>
              <text:list-item>
                <text:p>IPv4 &amp; IPv6 addresses + Port Numbers</text:p>
                <text:list>
                  <text:list-item>
                    <text:p>2^16 -1 ports per IP address</text:p>
                  </text:list-item>
                  <text:list-item>
                    <text:p>2^32 IPv4 addresses</text:p>
                  </text:list-item>
                  <text:list-item>
                    <text:p>2^128 IPv6 addres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7" draw:layer="layout" svg:width="17.271cm" svg:height="20.821cm" svg:x="2.159cm" svg:y="13.271cm" presentation:class="notes" presentation:user-transformed="true">
            <draw:text-box>
              <text:list text:style-name="L4">
                <text:list-item>
                  <text:list>
                    <text:list-header>
                      <text:p>65535</text:p>
                    </text:list-header>
                  </text:list>
                </text:list-item>
              </text:list>
              <text:p>sixty-five thousand, five hundred thirty-five</text:p>
              <text:list text:continue-numbering="true" text:style-name="L4">
                <text:list-item>
                  <text:list>
                    <text:list-header>
                      <text:p/>
                      <text:p>4294967296 </text:p>
                    </text:list-header>
                  </text:list>
                </text:list-item>
              </text:list>
              <text:p>4 billion 294 million 967 thousand 296 </text:p>
              <text:p/>
              <text:p><text:s text:c="6"/>340282366920938463463374607431768211456</text:p>
              <text:p>340 undecillion 282 decillion 366 nonillion 920 octillion 938 septillion 463 sextillion 463 quintillion 374 quadrillion 607 trillion 431 billion 768 million 211 thousand 456</text:p>
              <text:p/>
              <text:p><text:a xlink:href="https://tools.ietf.org/html/rfc6335" xlink:type="simple">https://tools.ietf.org/html/rfc6335</text:a></text:p>
              <text:p><text:a xlink:href="https://tools.ietf.org/html/rfc6864" xlink:type="simple">https://tools.ietf.org/html/rfc6864</text:a> <text:s/></text:p>
              <text:p><text:a xlink:href="https://tools.ietf.org/html/rfc2460" xlink:type="simple">https://tools.ietf.org/html/rfc2460</text:a> </text:p>
              <text:p/>
              <text:p/>
            </draw:text-box>
          </draw:frame>
        </presentation:notes>
      </draw:page>
      <draw:page draw:name="page5" draw:style-name="dp1" draw:master-page-name="Hexagons" presentation:presentation-page-layout-name="AL3T1">
        <draw:frame presentation:style-name="pr6" draw:layer="layout" svg:width="30.959cm" svg:height="3.239cm" svg:x="-1.749cm" svg:y="0.571cm" presentation:class="title" presentation:user-transformed="true">
          <draw:text-box>
            <text:p>What does tunnel mean?</text:p>
          </draw:text-box>
        </draw:frame>
        <draw:frame presentation:style-name="pr5" draw:layer="layout" svg:width="30.271cm" svg:height="11.252cm" svg:x="1.72cm" svg:y="4.539cm" presentation:class="outline">
          <draw:text-box>
            <text:list text:style-name="L3">
              <text:list-item>
                <text:p>Puts IP packets in IP packets</text:p>
              </text:list-item>
              <text:list-item>
                <text:p>Called encapsulation</text:p>
              </text:list-item>
              <text:list-item>
                <text:p>Networks connect over other network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8" draw:layer="layout" svg:width="17.271cm" svg:height="12.572cm" svg:x="2.159cm" svg:y="13.271cm" presentation:class="notes" presentation:user-transformed="true">
            <draw:text-box>
              <text:p><text:a xlink:href="https://tools.ietf.org/html/rfc1075" xlink:type="simple">https://tools.ietf.org/html/rfc1075</text:a></text:p>
              <text:p><text:a xlink:href="https://tools.ietf.org/html/rfc1853" xlink:type="simple">https://tools.ietf.org/html/rfc1853</text:a></text:p>
              <text:p><text:a xlink:href="https://tools.ietf.org/html/rfc2003" xlink:type="simple">https://tools.ietf.org/html/rfc2003</text:a></text:p>
              <text:p><text:a xlink:href="https://tools.ietf.org/html/rfc2473" xlink:type="simple">https://tools.ietf.org/html/rfc2473</text:a></text:p>
              <text:p>https://tools.ietf.org/html/rfc4213</text:p>
            </draw:text-box>
          </draw:frame>
        </presentation:notes>
      </draw:page>
      <draw:page draw:name="page6" draw:style-name="dp1" draw:master-page-name="Hexagons" presentation:presentation-page-layout-name="AL3T1">
        <draw:frame presentation:style-name="pr6" draw:layer="layout" svg:width="32.258cm" svg:height="3.239cm" svg:x="-1.778cm" svg:y="0.762cm" presentation:class="title" presentation:user-transformed="true">
          <draw:text-box>
            <text:p>What does daemon mean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omputer Program</text:p>
              </text:list-item>
              <text:list-item>
                <text:p>Runs in background</text:p>
              </text:list-item>
              <text:list-item>
                <text:p>Can be spelled as demon</text:p>
              </text:list-item>
              <text:list-item>
                <text:p>Pronounced as <text:s/>/ˈdiːmən/ DEE-mə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>
            <draw:text-box>
              <text:p><text:a xlink:href="http://catb.org/~esr/jargon/html/D/daemon.html" xlink:type="simple">http://catb.org/~esr/jargon/html/D/daemon.html</text:a></text:p>
              <text:p/>
              <text:p><text:a xlink:href="http://www.ics.uzh.ch/~dpotter/howto/daemonize" xlink:type="simple">http://www.ics.uzh.ch/~dpotter/howto/daemonize</text:a></text:p>
              <text:p/>
              <text:p><text:a xlink:href="http://www.takeourword.com/TOW146/page4.html" xlink:type="simple">http://www.takeourword.com/TOW146/page4.html</text:a></text:p>
              <text:p/>
            </draw:text-box>
          </draw:frame>
        </presentation:notes>
      </draw:page>
      <draw:page draw:name="page7" draw:style-name="dp1" draw:master-page-name="Hexagons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Get OpenVPN</text:p>
          </draw:text-box>
        </draw:frame>
        <draw:frame presentation:style-name="pr5" draw:layer="layout" svg:width="30.271cm" svg:height="11.252cm" svg:x="1.72cm" svg:y="4.539cm" presentation:class="outline">
          <draw:text-box>
            <text:list text:style-name="L3">
              <text:list-item>
                <text:p>Debian &amp; Ubuntu</text:p>
                <text:list>
                  <text:list-header>
                    <text:p>sudo apt-get install openvpn</text:p>
                  </text:list-header>
                </text:list>
              </text:list-item>
              <text:list-item>
                <text:p>Windows</text:p>
                <text:list>
                  <text:list-header>
                    <text:p><text:a xlink:href="https://openvpn.net/index.php/open-source/downloads.html" xlink:type="simple">https://openvpn.net/index.php/open-source/downloads.html</text:a></text:p>
                  </text:list-header>
                  <text:list-item>
                    <text:p>Download <text:span text:style-name="T4">and</text:span> run Windows installer</text:p>
                  </text:list-item>
                  <text:list-item>
                    <text:p>Run Windows instal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Hexagons" presentation:presentation-page-layout-name="AL3T1">
        <draw:frame presentation:style-name="pr3" draw:layer="layout" svg:width="25.199cm" svg:height="3.506cm" svg:x="1.4cm" svg:y="0.836cm" presentation:class="title">
          <draw:text-box>
            <text:p>Log in to VPN server</text:p>
          </draw:text-box>
        </draw:frame>
        <draw:frame presentation:style-name="pr9" draw:layer="layout" svg:width="24.639cm" svg:height="12.18cm" svg:x="1.4cm" svg:y="4.91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5.265cm" svg:height="10.475cm" svg:x="3.161cm" svg:y="2.123cm" draw:page-number="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aleway" svg:font-family="Raleway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FreeSans" svg:font-family="FreeSans" style:font-adornments="Mittel" style:font-family-generic="swiss" style:font-pitch="variable"/>
    <style:font-face style:name="Open Sans" svg:font-family="'Open Sans'" style:font-adornments="Regular" style:font-family-generic="swiss" style:font-pitch="variable"/>
    <style:font-face style:name="Source Han Sans Heavy" svg:font-family="'Source Han Sans Heavy'" style:font-adornments="Heavy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Source Sans Pro Black" svg:font-family="'Source Sans Pro Black'" style:font-adornments="Black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exagons-background" style:family="presentation">
      <style:graphic-properties draw:stroke="none" draw:fill="none"/>
      <style:text-properties style:letter-kerning="true"/>
    </style:style>
    <style:style style:name="Hexagons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FreeSans" fo:font-family="FreeSans" style:font-style-name="Mittel" style:font-family-generic="swiss" style:font-pitch="variable" style:letter-kerning="true"/>
    </style:style>
    <style:style style:name="Hexagon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Hexagons-outline1" style:family="presentation">
      <style:graphic-properties draw:stroke="none" draw:fill="none" draw:auto-grow-height="false" draw:fit-to-size="shrink-to-fit">
        <text:list-style style:name="Hexagons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ffff" fo:font-size="3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3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3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3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3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3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3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3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3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30%"/>
          </text:list-level-style-bullet>
        </text:list-style>
      </style:graphic-properties>
      <style:paragraph-properties fo:margin-left="0cm" fo:margin-right="0cm" fo:margin-top="0cm" fo:margin-bottom="0.496cm" fo:text-indent="0cm"/>
      <style:text-properties fo:color="#ffffff" style:text-outline="false" style:text-line-through-style="none" style:text-line-through-type="none" style:font-name="DejaVu Sans Light" fo:font-family="'DejaVu Sans Light'" style:font-family-generic="swiss" style:font-pitch="variable" fo:font-size="31.8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xagons-outline2" style:family="presentation" style:parent-style-name="Hexagons-outline1">
      <style:paragraph-properties fo:margin-left="0cm" fo:margin-right="0cm" fo:margin-top="0cm" fo:margin-bottom="0.399cm" fo:text-indent="0cm"/>
      <style:text-properties style:font-name="DejaVu Sans Light" fo:font-family="'DejaVu Sans Light'" style:font-family-generic="swiss" style:font-pitch="variable" fo:font-size="27.8999996185303pt" style:font-size-asian="28pt" style:font-size-complex="28pt"/>
    </style:style>
    <style:style style:name="Hexagons-outline3" style:family="presentation" style:parent-style-name="Hexagons-outline2">
      <style:paragraph-properties fo:margin-left="0cm" fo:margin-right="0cm" fo:margin-top="0cm" fo:margin-bottom="0.298cm" fo:text-indent="0cm"/>
      <style:text-properties style:font-name="DejaVu Sans Light" fo:font-family="'DejaVu Sans Light'" style:font-family-generic="swiss" style:font-pitch="variable" fo:font-size="24pt" style:font-size-asian="24pt" style:font-size-complex="24pt"/>
    </style:style>
    <style:style style:name="Hexagons-outline4" style:family="presentation" style:parent-style-name="Hexagons-outline3">
      <style:paragraph-properties fo:margin-left="0cm" fo:margin-right="0cm" fo:margin-top="0cm" fo:margin-bottom="0.198cm" fo:text-indent="0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Hexagons-outline5" style:family="presentation" style:parent-style-name="Hexagons-outline4">
      <style:paragraph-properties fo:margin-left="0cm" fo:margin-right="0cm" fo:margin-top="0cm" fo:margin-bottom="0.099cm" fo:text-indent="0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Hexagons-outline6" style:family="presentation" style:parent-style-name="Hexagons-outline5">
      <style:paragraph-properties fo:margin-left="0cm" fo:margin-right="0cm" fo:margin-top="0cm" fo:margin-bottom="0.099cm" fo:text-indent="0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Hexagons-outline7" style:family="presentation" style:parent-style-name="Hexagons-outline6">
      <style:paragraph-properties fo:margin-left="0cm" fo:margin-right="0cm" fo:margin-top="0cm" fo:margin-bottom="0.099cm" fo:text-indent="0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Hexagons-outline8" style:family="presentation" style:parent-style-name="Hexagons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Hexagons-outline9" style:family="presentation" style:parent-style-name="Hexagons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Hexagons-subtitle" style:family="presentation">
      <style:graphic-properties draw:stroke="none" draw:fill="none" draw:textarea-vertical-align="middle">
        <text:list-style style:name="Hexagon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xagons-title" style:family="presentation">
      <style:graphic-properties draw:stroke="none" draw:fill="none" draw:textarea-vertical-align="middle">
        <text:list-style style:name="Hexagon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Raleway" fo:font-family="Raleway" style:font-pitch="variable" fo:font-size="41.4000015258789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Hexagons-backgroundobjects">
      <style:graphic-properties draw:stroke="none" draw:fill="none" draw:fill-color="#ffffff" draw:auto-grow-height="false" fo:min-height="1.449cm"/>
    </style:style>
    <style:style style:name="Mpr5" style:family="presentation" style:parent-style-name="Hexagons-backgroundobjects">
      <style:graphic-properties draw:stroke="none" draw:fill="none" draw:fill-color="#ffffff" draw:auto-grow-height="false" fo:min-height="1.485cm"/>
    </style:style>
    <style:style style:name="Mpr6" style:family="presentation" style:parent-style-name="Hexago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Raleway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exagons" style:page-layout-name="PM1" draw:style-name="Mdp1">
      <draw:frame draw:style-name="Mgr3" draw:text-style-name="MP4" draw:layer="backgroundobjects" svg:width="28cm" svg:height="20.999cm" svg:x="0cm" svg:y="0.001cm">
        <draw:image xlink:href="Pictures/100000000000053800000300D22C8B9B.jpg" xlink:type="simple" xlink:show="embed" xlink:actuate="onLoad">
          <text:p/>
        </draw:image>
      </draw:frame>
      <draw:frame presentation:style-name="Hexagons-title" draw:layer="backgroundobjects" svg:width="25.199cm" svg:height="3.506cm" svg:x="1.4cm" svg:y="0.836cm" presentation:class="title" presentation:placeholder="true">
        <draw:text-box/>
      </draw:frame>
      <draw:frame presentation:style-name="Hexagons-outline1" draw:layer="backgroundobjects" svg:width="24.639cm" svg:height="12.18cm" svg:x="1.4cm" svg:y="4.913cm" presentation:class="outline" presentation:placeholder="true">
        <draw:text-box/>
      </draw:frame>
      <draw:frame presentation:style-name="Hexagons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2"><presentation:date-time/></text:span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4cm" svg:y="19.13cm" presentation:class="page-number">
        <draw:text-box>
          <text:p text:style-name="MP2"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0">
        <draw:page-thumbnail presentation:style-name="Hexagons-title" draw:layer="backgroundobjects" svg:width="15.265cm" svg:height="10.475cm" svg:x="3.161cm" svg:y="2.123cm" presentation:class="page"/>
        <draw:frame presentation:style-name="Hexagons-notes" draw:layer="backgroundobjects" svg:width="17.271cm" svg:height="12.572cm" svg:x="2.159cm" svg:y="13.271cm" presentation:class="notes" presentation:placeholder="true">
          <draw:text-box/>
        </draw:frame>
        <draw:frame presentation:style-name="Hexagons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4T14:25:13.308880432</meta:creation-date>
    <dc:date>2017-05-15T09:25:35.056130249</dc:date>
    <meta:editing-duration>PT3H13M10S</meta:editing-duration>
    <meta:editing-cycles>42</meta:editing-cycles>
    <meta:generator>LibreOffice/4.3.3.2$Linux_X86_64 LibreOffice_project/430m0$Build-2</meta:generator>
    <meta:document-statistic meta:object-count="66"/>
  </office:meta>
</office:document-meta>
</file>